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1615e4" officeooo:paragraph-rsid="001615e4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FiraCode Nerd Font" fo:font-size="10pt" fo:letter-spacing="normal" fo:font-style="normal" fo:font-weight="bold" officeooo:rsid="001615e4" officeooo:paragraph-rsid="001615e4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FiraCode Nerd Font" fo:font-size="10pt" fo:letter-spacing="normal" fo:font-style="normal" fo:font-weight="bold" officeooo:rsid="001615e4" officeooo:paragraph-rsid="001615e4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fo:font-variant="normal" fo:text-transform="none" style:use-window-font-color="true" loext:opacity="0%" style:font-name="FiraCode Nerd Font" fo:font-size="10pt" fo:letter-spacing="normal" fo:font-style="normal" fo:font-weight="bold" officeooo:rsid="001615e4" officeooo:paragraph-rsid="001615e4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fo:font-variant="normal" fo:text-transform="none" style:use-window-font-color="true" loext:opacity="0%" style:font-name="FiraCode Nerd Font" fo:font-size="10pt" fo:letter-spacing="normal" fo:font-style="normal" fo:font-weight="normal" officeooo:rsid="001615e4" officeooo:paragraph-rsid="001615e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/>
    </style:style>
    <style:style style:name="P9" style:family="paragraph" style:parent-style-name="Text_20_body">
      <style:paragraph-properties fo:line-height="115%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/>
    </style:style>
    <style:style style:name="P10" style:family="paragraph" style:parent-style-name="Text_20_body">
      <style:paragraph-properties fo:line-height="100%"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ans" officeooo:rsid="001615e4" officeooo:paragraph-rsid="001615e4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Liberation Sans" officeooo:rsid="001615e4" officeooo:paragraph-rsid="001615e4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ans" officeooo:rsid="001615e4" officeooo:paragraph-rsid="001615e4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Liberation Sans" officeooo:rsid="001615e4" officeooo:paragraph-rsid="001615e4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loext:opacity="0%" style:font-name="Liberation Sans" officeooo:rsid="001615e4" officeooo:paragraph-rsid="001615e4"/>
    </style:style>
    <style:style style:name="P16" style:family="paragraph" style:parent-style-name="Standard">
      <style:paragraph-properties fo:line-height="115%" fo:text-align="start" style:justify-single-word="false"/>
      <style:text-properties style:use-window-font-color="true" loext:opacity="0%" style:font-name="Liberation Sans" officeooo:rsid="001615e4" officeooo:paragraph-rsid="001615e4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Liberation Sans" style:text-underline-style="solid" style:text-underline-width="auto" style:text-underline-color="font-color" officeooo:rsid="001615e4" officeooo:paragraph-rsid="001615e4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size="12pt" officeooo:rsid="001615e4" officeooo:paragraph-rsid="001615e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officeooo:rsid="001615e4" officeooo:paragraph-rsid="001615e4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loext:opacity="0%" officeooo:rsid="001615e4" officeooo:paragraph-rsid="001615e4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officeooo:rsid="001615e4" officeooo:paragraph-rsid="001615e4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officeooo:rsid="001615e4" officeooo:paragraph-rsid="001615e4"/>
    </style:style>
    <style:style style:name="P23" style:family="paragraph" style:parent-style-name="Text_20_body">
      <style:paragraph-properties fo:line-height="100%" fo:text-align="justify" style:justify-single-word="false"/>
      <style:text-properties style:use-window-font-color="true" loext:opacity="0%" officeooo:rsid="001615e4" officeooo:paragraph-rsid="001615e4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loext:opacity="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officeooo:rsid="001615e4" officeooo:paragraph-rsid="001615e4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FiraCode Nerd Font" fo:font-size="10pt" fo:letter-spacing="normal" fo:font-style="normal" fo:font-weight="bold" officeooo:rsid="001615e4" officeooo:paragraph-rsid="001615e4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use-window-font-color="true" loext:opacity="0%" style:font-name="FiraCode Nerd Font" fo:font-size="10pt" fo:font-weight="bold" officeooo:rsid="001615e4" officeooo:paragraph-rsid="001615e4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loext:opacity="0%" style:font-name="Liberation Sans" style:text-underline-style="solid" style:text-underline-width="auto" style:text-underline-color="font-color" officeooo:rsid="001615e4" officeooo:paragraph-rsid="001615e4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615e4" officeooo:paragraph-rsid="001615e4" style:font-size-asian="12pt" style:font-size-complex="12pt"/>
    </style:style>
    <style:style style:name="T1" style:family="text">
      <style:text-properties fo:font-variant="normal" fo:text-transform="none" style:font-name="Liberation Sans" fo:font-size="12pt" fo:letter-spacing="normal" fo:font-style="normal" fo:font-weight="normal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ome: Albano Roberto Drescher Von Maywitz</text:p>
      <text:p text:style-name="P11"/>
      <text:p text:style-name="P11"/>
      <text:p text:style-name="P12">Semana 2</text:p>
      <text:p text:style-name="P12"/>
      <text:p text:style-name="P12">Tarefa 3</text:p>
      <text:p text:style-name="P13"/>
      <text:p text:style-name="P14">Dado o estudo de caso de uma empresa de entregas X com sede em Curitiba e uma filial em SP, escolha um SGBD de sua preferência e descreva sobre o suporte deste SGBD para implementar um BDD para esta empresa. O BDD deve ser formado pelas tabelas Empregado e Entrega, que contém informações dos empregados e entregas, respectivamente, de forma que as tabelas sejam fragmentadas e replicadas para aumentar a disponibilidade, confiabilidade e desempenho. A tabela Empregado é replicada nas duas cidades. A tabela Entrega é fragmentada de acordo com o endereço e é replicada de forma assíncrona na outra cidade. Descrever os comandos e configurações necessárias para implementar este estudo de caso.</text:p>
      <text:p text:style-name="P19"/>
      <text:p text:style-name="P14">Resposta: </text:p>
      <text:p text:style-name="P14"/>
      <text:p text:style-name="P15"><text:tab/>O PostgreSQL foi escolhido como SGBD devido à sua robustez, escalabilidade, suporte a replicação e fragmentação de dados, bem como ser opensource. </text:p>
      <text:p text:style-name="P17">Para começar, é necessário criar as tabelas Empregado <text:s/>(Exemplo):</text:p>
      <text:p text:style-name="P15"/>
      <text:p text:style-name="P24">CREATE TABLE empregado (</text:p>
      <text:p text:style-name="P25"><text:s text:c="2"/>id SERIAL PRIMARY KEY,<text:line-break/> <text:s/>nome TEXT NOT NULL,<text:line-break/> <text:s/>sobrenome TEXT NOT NULL,<text:line-break/> <text:s/>endereco TEXT NOT NULL,<text:line-break/> <text:s/>cidade TEXT NOT NULL,<text:line-break/> <text:s/>estado TEXT NOT NULL,<text:line-break/> <text:s/>salario NUMERIC(10, 2) NOT NULL,<text:line-break/> <text:s/>data_de_contratacao DATE NOT NULL<text:line-break/>);</text:p>
      <text:p text:style-name="P17">E Entrega (Exemplo):</text:p>
      <text:p text:style-name="P25"><text:line-break/>CREATE TABLE entrega (<text:line-break/> <text:s/>id SERIAL PRIMARY KEY,<text:line-break/> <text:s/>descricao TEXT NOT NULL,<text:line-break/> <text:s/>endereco_de_entrega TEXT NOT NULL,<text:line-break/> <text:s/>cidade_de_entrega TEXT NOT NULL,<text:line-break/> <text:s/>estado_de_entrega TEXT NOT NULL,<text:line-break/> <text:s/>data_de_entrega DATE NOT NULL</text:p>
      <text:p text:style-name="P25">);</text:p>
      <text:p text:style-name="P20"/>
      <text:p text:style-name="P20"/>
      <text:p text:style-name="P20"><text:soft-page-break/><text:span text:style-name="T1"><text:tab/>Para replicar a tabela empregado entre as cidades de Curitiba e São Paulo, podemos utilizar a replicação nativa do PostgreSQL. Primeiro, precisamos definir a configuração de replicação na cidade de Curitiba. Para isso, adicionamos as seguintes linhas ao arquivo postgresql.conf:</text:span></text:p>
      <text:p text:style-name="P4">listen_addresses = '*'<text:line-break/>wal_level = replica<text:line-break/>max_wal_senders = 3</text:p>
      <text:p text:style-name="P5"/>
      <text:p text:style-name="P10"><text:tab/>Isso permite que o servidor receba conexões de qualquer endereço e habilita o envio de registros de log de gravação (WAL) para a replicação. Também limita o número máximo de envios de WAL para 3.</text:p>
      <text:p text:style-name="P10"><text:tab/>Em seguida, precisamos definir a configuração de replicação na cidade de São Paulo. Para isso, adicionamos as seguintes linhas ao arquivo postgresql.conf:</text:p>
      <text:p text:style-name="P25">listen_addresses = '*'<text:line-break/>hot_standby = on</text:p>
      <text:p text:style-name="P20"/>
      <text:p text:style-name="P18"><text:tab/>Isso permite que o servidor receba conexões de qualquer endereço e habilita a execução em modo somente leitura.</text:p>
      <text:p text:style-name="P33"><text:tab/>Para iniciar a replicação, precisamos criar um arquivo de configuração de replicação (pg_hba.conf) em ambas as cidades, que define as permissões de acesso aos servidores. Por exemplo, em Curitiba, podemos adicionar a seguinte linha ao final do arquivo pg_hba.conf:</text:p>
      <text:p text:style-name="P26">host replication replica_ip trust</text:p>
      <text:p text:style-name="P20"/>
      <text:p text:style-name="P8">Isso permite que o servidor replica_ip se conecte ao servidor de Curitiba para replicação. Em São Paulo, adicionamos a seguinte linha:</text:p>
      <text:p text:style-name="P26">host all all curitiba_ip trust</text:p>
      <text:p text:style-name="P1"/>
      <text:p text:style-name="P7"><text:tab/>Isso permite que o servidor replica_ip se conecte ao servidor de Curitiba para replicação. Em São Paulo, adicionamos a seguinte linha:</text:p>
      <text:p text:style-name="P6"/>
      <text:p text:style-name="P2">host all all curitiba_ip trust</text:p>
      <text:p text:style-name="P6"/>
      <text:p text:style-name="P7"><text:tab/>Isso permite que qualquer usuário do servidor de São Paulo se conecte ao servidor de Curitiba. Para iniciar a replicação, precisamos criar uma slot de replicação no servidor de Curitiba com o seguinte comando SQL:</text:p>
      <text:p text:style-name="P6"/>
      <text:p text:style-name="P3">SELECT pg_create_physical_replication_slot('sp_replication_slot');</text:p>
      <text:p text:style-name="P6"/>
      <text:p text:style-name="P7">Isso cria uma cópia da base de dados de Curitiba no diretório /path/to/data/dir e inicia a replicação em modo somente leitura. A opção <text:span text:style-name="T2">-S sp_replication_slot</text:span> especifica o nome do slot de replicação criado anteriormente.</text:p>
      <text:p text:style-name="P6"/>
      <text:p text:style-name="P6"/>
      <text:p text:style-name="P6"><text:soft-page-break/></text:p>
      <text:p text:style-name="P7"><text:tab/>A fragmentação da tabela "entrega" de acordo com o endereço de entrega pode ser feita utilizando particionamento por chave. Isso envolve criar uma tabela mãe que contém as colunas principais e uma ou mais tabelas filhas que armazenam os dados de acordo com as chaves de partição.</text:p>
      <text:p text:style-name="P6"/>
      <text:p text:style-name="P6">Para criar a tabela mãe, podemos utilizar o seguinte comando:</text:p>
      <text:p text:style-name="P6"/>
      <text:p text:style-name="P3">CREATE TABLE entrega_mae (</text:p>
      <text:p text:style-name="P3"><text:s text:c="2"/>id SERIAL PRIMARY KEY,</text:p>
      <text:p text:style-name="P3"><text:s text:c="2"/>descricao TEXT NOT NULL,</text:p>
      <text:p text:style-name="P3"><text:s text:c="2"/>endereco_de_entrega TEXT NOT NULL,</text:p>
      <text:p text:style-name="P3"><text:s text:c="2"/>cidade_de_entrega TEXT NOT NULL,</text:p>
      <text:p text:style-name="P3"><text:s text:c="2"/>estado_de_entrega TEXT NOT NULL,</text:p>
      <text:p text:style-name="P3"><text:s text:c="2"/>data_de_entrega DATE NOT NULL,</text:p>
      <text:p text:style-name="P3"><text:s text:c="2"/>endereco_de_entrega_id INTEGER NOT NULL</text:p>
      <text:p text:style-name="P3">);</text:p>
      <text:p text:style-name="P22"/>
      <text:p text:style-name="P19"><text:span text:style-name="T1"><text:tab/>Em seguida, podemos criar as tabelas filhas utilizando o comando </text:span><text:span text:style-name="Source_20_Text"><text:span text:style-name="T4">CREATE TABLE ... PARTITION OF</text:span></text:span><text:span text:style-name="T1">. Por exemplo, para criar uma tabela filha para entregas em Curitiba, podemos utilizar o seguinte comando:</text:span></text:p>
      <text:p text:style-name="P22"/>
      <text:p text:style-name="P24">CREATE TABLE entrega_curitiba PARTITION OF entrega_mae</text:p>
      <text:p text:style-name="P24"><text:s text:c="2"/>FOR VALUES IN ('Curitiba');</text:p>
      <text:p text:style-name="P22"/>
      <text:p text:style-name="P7"><text:tab/>Para criar uma tabela filha para entregas em São Paulo, podemos utilizar o seguinte comando:</text:p>
      <text:p text:style-name="P22"/>
      <text:p text:style-name="P27">CREATE TABLE entrega_sao_paulo PARTITION OF entrega_mae</text:p>
      <text:p text:style-name="P27"><text:s text:c="2"/>FOR VALUES IN ('São Paulo');</text:p>
      <text:p text:style-name="P22"/>
      <text:p text:style-name="P23"><text:span text:style-name="T3">Dessa forma, todas as entregas com endereço de entrega em Curitiba serão<text:line-break/>armazenadas na tabela </text:span><text:span text:style-name="Source_20_Text"><text:span text:style-name="T4">entrega_curitiba</text:span></text:span><text:span text:style-name="T3">, enquanto todas as entregas com endereço de entrega em São Paulo serão armazenadas na tabela </text:span><text:span text:style-name="Source_20_Text"><text:span text:style-name="T4">entrega_sao_paulo</text:span></text:span><text:span text:style-name="T3">.</text:span></text:p>
      <text:p text:style-name="P9">É importante ressaltar que a configuração de replicação e a fragmentação da tabela podem envolver uma série de etapas adicionais, como a definição de índices e restrições de integridade, a definição de políticas de backup e recuperação, entre outras. </text:p>
      <text:p text:style-name="P1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5:16:20.512887450</meta:creation-date>
    <dc:date>2023-04-03T21:05:49.664961238</dc:date>
    <meta:editing-duration>PT2H38M29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3" meta:paragraph-count="46" meta:word-count="749" meta:character-count="4956" meta:non-whitespace-character-count="4191"/>
  </office:meta>
</office:document-meta>
</file>